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0d6711" officeooo:paragraph-rsid="000d6711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4pt" officeooo:rsid="000d6711" officeooo:paragraph-rsid="000d6711" style:font-size-asian="24pt" style:font-size-complex="24pt"/>
    </style:style>
    <style:style style:name="P3" style:family="paragraph" style:parent-style-name="Standard">
      <style:text-properties fo:font-size="12pt" fo:font-weight="normal" officeooo:rsid="000d6711" officeooo:paragraph-rsid="000d6711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0d6711" officeooo:paragraph-rsid="000f3535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09b69" officeooo:paragraph-rsid="00109b69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176fa" officeooo:paragraph-rsid="001176fa" style:font-size-asian="10.5pt" style:font-weight-asian="normal" style:font-size-complex="12pt" style:font-weight-complex="normal"/>
    </style:style>
    <style:style style:name="T1" style:family="text">
      <style:text-properties officeooo:rsid="000db480"/>
    </style:style>
    <style:style style:name="T2" style:family="text">
      <style:text-properties officeooo:rsid="000e3e39"/>
    </style:style>
    <style:style style:name="T3" style:family="text">
      <style:text-properties officeooo:rsid="000f3535"/>
    </style:style>
    <style:style style:name="T4" style:family="text">
      <style:text-properties officeooo:rsid="00109b69"/>
    </style:style>
    <style:style style:name="T5" style:family="text">
      <style:text-properties fo:color="#b2b2b2"/>
    </style:style>
    <style:style style:name="T6" style:family="text">
      <style:text-properties fo:color="#b2b2b2" officeooo:rsid="00109b69"/>
    </style:style>
    <style:style style:name="T7" style:family="text">
      <style:text-properties officeooo:rsid="001176fa"/>
    </style:style>
    <style:style style:name="T8" style:family="text">
      <style:text-properties officeooo:rsid="0012c92a"/>
    </style:style>
    <style:style style:name="T9" style:family="text">
      <style:text-properties officeooo:rsid="0016e9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P1</text:p>
      <text:p text:style-name="P1">Ex 3:</text:p>
      <text:p text:style-name="P3"/>
      <text:p text:style-name="P3">1.</text:p>
      <text:p text:style-name="P3"><text:tab/>Erreures:</text:p>
      <text:p text:style-name="P3"><text:tab/><text:tab/>La variable int3 est définie 2 fois (ligne 23-34)</text:p>
      <text:p text:style-name="P3"><text:tab/><text:tab/>Espace dans le nom de la variable int5 (ligne 26)</text:p>
      <text:p text:style-name="P3"><text:tab/>Alertes:</text:p>
      <text:p text:style-name="P3"><text:tab/><text:tab/>Ligne 22, 259 est une trop grande valeure pour un int8</text:p>
      <text:p text:style-name="P3">2. /</text:p>
      <text:p text:style-name="P3">3.</text:p>
      <text:p text:style-name="P3"><text:tab/><text:span text:style-name="T9">P</text:span>remier entier 255 stocke sur 1 octet</text:p>
      <text:p text:style-name="P3"><text:tab/>Second entier <text:span text:style-name="T3">3</text:span> stocke sur 1 octet</text:p>
      <text:p text:style-name="P4"><text:tab/>Somme de deux entiers : int1 + int2 = <text:span text:style-name="T3">2</text:span> stocke sur <text:span text:style-name="T1">2</text:span> octet<text:span text:style-name="T2">s</text:span></text:p>
      <text:p text:style-name="P4"><text:span text:style-name="T3">4.</text:span></text:p>
      <text:p text:style-name="P4"><text:tab/><text:tab/><text:span text:style-name="T4">255 <text:tab/>= <text:s/>11111111</text:span></text:p>
      <text:p text:style-name="P4"><text:tab/><text:tab/><text:span text:style-name="T4">259 <text:tab/>= </text:span><text:span text:style-name="T6">1</text:span><text:span text:style-name="T4">0000011</text:span></text:p>
      <text:p text:style-name="P5"><text:tab/>255 + 259 <text:tab/>= <text:span text:style-name="T5">1</text:span>0000010</text:p>
      <text:p text:style-name="P5">5.</text:p>
      <text:p text:style-name="P5"><text:tab/>Warning: nombre négatif pour unsigned</text:p>
      <text:p text:style-name="P5"><text:tab/>Valeur affichée: 251</text:p>
      <text:p text:style-name="P5"><text:span text:style-name="T7">6</text:span>.<text:tab/>Affiche 251 mais pas de Warning</text:p>
      <text:p text:style-name="P5"><text:span text:style-name="T7">7</text:span>.</text:p>
      <text:p text:style-name="P5"><text:tab/>-5<text:tab/>=<text:tab/>11111011<text:tab/>=&gt; 1er 1 est -128</text:p>
      <text:p text:style-name="P5"><text:tab/>251<text:tab/>= <text:tab/><text:span text:style-name="T7">11111011</text:span></text:p>
      <text:p text:style-name="P6">8.<text:tab/><text:span text:style-name="T8">Le -5 est stocké avec le complément à 2 puis est converti en unsigned 251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AR PL SungtiL GB" style:font-size-asian="10.5pt" style:language-asian="zxx" style:country-asian="none" style:font-name-complex="Lohit Devanagari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zxx" fo:country="none" style:letter-kerning="true" style:font-name-asian="AR PL SungtiL GB" style:font-size-asian="10.5pt" style:language-asian="zxx" style:country-asian="none" style:font-name-complex="Lohit Devanagar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6T13:12:09.290980568</meta:creation-date>
    <dc:date>2021-09-16T17:58:54.105908355</dc:date>
    <meta:editing-duration>PT4H36M21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25" meta:word-count="123" meta:character-count="607" meta:non-whitespace-character-count="484"/>
  </office:meta>
</office:document-meta>
</file>